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b9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Produit(</text:p>
      <text:p text:style-name="Standard"><text:s text:c="3"/>codart CHAR(4) ,</text:p>
      <text:p text:style-name="Standard"><text:s text:c="3"/>libart VARCHAR(30) <text:s/>NOT NULL,</text:p>
      <text:p text:style-name="Standard"><text:s text:c="3"/>stkale INT NOT NULL,</text:p>
      <text:p text:style-name="Standard"><text:s text:c="3"/>stkphy INT NOT NULL,</text:p>
      <text:p text:style-name="Standard"><text:s text:c="3"/>qteann INT NOT NULL,</text:p>
      <text:p text:style-name="Standard"><text:s text:c="3"/>unimes CHAR(5) <text:s/>NOT NULL,</text:p>
      <text:p text:style-name="Standard"><text:s text:c="3"/>PRIMARY KEY(codart)</text:p>
      <text:p text:style-name="Standard">);</text:p>
      <text:p text:style-name="Standard"/>
      <text:p text:style-name="Standard">CREATE TABLE Fournis(</text:p>
      <text:p text:style-name="Standard"><text:s text:c="3"/>numfou VARCHAR(25) ,</text:p>
      <text:p text:style-name="Standard"><text:s text:c="3"/>nomfou VARCHAR(25) NOT NULL,</text:p>
      <text:p text:style-name="Standard"><text:s text:c="3"/>ruefou VARCHAR(50) NOT NULL,</text:p>
      <text:p text:style-name="Standard"><text:s text:c="3"/>posfou CHAR(5) NOT NULL,</text:p>
      <text:p text:style-name="Standard"><text:s text:c="3"/>vilfou VARCHAR(30) NOT NULL,</text:p>
      <text:p text:style-name="Standard"><text:s text:c="3"/>confou VARCHAR(15) NOT NULL,</text:p>
      <text:p text:style-name="Standard"><text:s text:c="3"/>satisf TINYINT CHECK (satisf BETWEEN 1 AND 10),</text:p>
      <text:p text:style-name="Standard"><text:s text:c="3"/>PRIMARY KEY(numfou)</text:p>
      <text:p text:style-name="Standard">);</text:p>
      <text:p text:style-name="Standard"/>
      <text:p text:style-name="Standard">CREATE TABLE Entcom(</text:p>
      <text:p text:style-name="Standard"><text:s text:c="3"/>numcom INT AUTO_INCREMENT,</text:p>
      <text:p text:style-name="Standard"><text:s text:c="3"/>obscom VARCHAR(50) ,</text:p>
      <text:p text:style-name="Standard"><text:s text:c="3"/>datcom DATE NOT NULL DEFAULT <text:span text:style-name="T1">CURRENT_TIMESTAMP ;</text:span></text:p>
      <text:p text:style-name="Standard"><text:s text:c="3"/>numfou VARCHAR(25),</text:p>
      <text:p text:style-name="Standard"><text:s text:c="3"/>PRIMARY KEY(numcom),</text:p>
      <text:p text:style-name="Standard"><text:s text:c="3"/>FOREIGN KEY(numfou) REFERENCES Fournis(numfou)</text:p>
      <text:p text:style-name="Standard">);</text:p>
      <text:p text:style-name="Standard"/>
      <text:p text:style-name="Standard">CREATE TABLE Ligcom(</text:p>
      <text:p text:style-name="Standard"><text:s text:c="3"/>numlig TINYINT,</text:p>
      <text:p text:style-name="Standard"><text:s text:c="3"/>qtecde INT,</text:p>
      <text:p text:style-name="Standard"><text:s text:c="3"/>priuni VARCHAR(50) NOT NULL,</text:p>
      <text:p text:style-name="Standard"><text:s text:c="3"/>derliv DATETIME NOT NULL,</text:p>
      <text:p text:style-name="Standard"><text:s text:c="3"/>numcom INT NOT NULL,</text:p>
      <text:p text:style-name="Standard"><text:s text:c="3"/>codart CHAR(4) <text:s/>NOT NULL,</text:p>
      <text:p text:style-name="Standard"><text:s text:c="3"/>PRIMARY KEY(numlig),</text:p>
      <text:p text:style-name="Standard"><text:s text:c="3"/>FOREIGN KEY(numcom) REFERENCES Entcom(numcom),</text:p>
      <text:p text:style-name="Standard"><text:s text:c="3"/>FOREIGN KEY(codart) REFERENCES Produit(codart)</text:p>
      <text:p text:style-name="Standard">);</text:p>
      <text:p text:style-name="Standard"/>
      <text:p text:style-name="Standard">CREATE TABLE Vente(</text:p>
      <text:p text:style-name="Standard"><text:s text:c="3"/>codart CHAR(4) ,</text:p>
      <text:p text:style-name="Standard"><text:s text:c="3"/>numfou VARCHAR(25) NOT NULL,</text:p>
      <text:p text:style-name="Standard"><text:s text:c="3"/>delliv SMALLINT NOT NULL,</text:p>
      <text:p text:style-name="Standard"><text:s text:c="3"/>qte1 INT NOT NULL,</text:p>
      <text:p text:style-name="Standard"><text:s text:c="3"/>prix1 VARCHAR(50) NOT NULL,</text:p>
      <text:p text:style-name="Standard"><text:s text:c="3"/>qte2 INT,</text:p>
      <text:p text:style-name="Standard"><text:s text:c="3"/>prix2 VARCHAR(50) ,</text:p>
      <text:p text:style-name="Standard"><text:s text:c="3"/>qte3 INT,</text:p>
      <text:p text:style-name="Standard"><text:s text:c="3"/>prix3 VARCHAR(50) ,</text:p>
      <text:p text:style-name="Standard"><text:soft-page-break/><text:s text:c="3"/>PRIMARY KEY(codart, numfou),</text:p>
      <text:p text:style-name="Standard"><text:s text:c="3"/>FOREIGN KEY(codart) REFERENCES Produit(codart),</text:p>
      <text:p text:style-name="Standard"><text:s text:c="3"/>FOREIGN KEY(numfou) REFERENCES Fournis(numfou)</text:p>
      <text:p text:style-name="Standard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50:46.445097799</meta:creation-date>
    <dc:date>2023-02-23T10:55:12.076881130</dc:date>
    <meta:editing-duration>PT4M26S</meta:editing-duration>
    <meta:editing-cycles>1</meta:editing-cycles>
    <meta:document-statistic meta:table-count="0" meta:image-count="0" meta:object-count="0" meta:page-count="2" meta:paragraph-count="52" meta:word-count="169" meta:character-count="1314" meta:non-whitespace-character-count="1068"/>
    <meta:generator>LibreOffice/7.3.7.2$Linux_X86_64 LibreOffice_project/30$Build-2</meta:generator>
  </office:meta>
</office:document-meta>
</file>